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22cm" fo:min-width="10.8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05cm" fo:min-width="8.75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2.91cm" fo:min-width="2.66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556cm" fo:min-width="3.206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556cm" fo:min-width="2.606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466cm" fo:min-width="2.716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466cm" fo:min-width="2.116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466cm" fo:min-width="2.616cm"/>
    </style:style>
    <style:style style:name="gr13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P1" style:family="paragraph">
      <style:paragraph-properties fo:text-align="center"/>
      <style:text-properties fo:color="#eeeee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color="#000099" fo:font-size="16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eeeeee" fo:font-size="18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dddddd"/>
      <style:paragraph-properties fo:text-align="center"/>
      <style:text-properties fo:color="#000099"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eeeeee"/>
    </style:style>
    <style:style style:name="T2" style:family="text">
      <style:text-properties fo:color="#000099" fo:font-size="16pt" style:font-size-asian="18pt" style:font-size-complex="18pt"/>
    </style:style>
    <style:style style:name="T3" style:family="text">
      <style:text-properties fo:color="#000099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cm" svg:height="12.7cm" svg:x="0.7cm" svg:y="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4cm" svg:y1="6.1cm" svg:x2="4.5cm" svg:y2="6.1cm">
          <text:p/>
        </draw:line>
        <draw:custom-shape draw:style-name="gr3" draw:text-style-name="P1" draw:layer="layout" svg:width="9.4cm" svg:height="1.501cm" svg:x="2.2cm" svg:y="11.3cm">
          <text:p text:style-name="P3"><text:span text:style-name="T1">Energie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1cm" svg:y1="7.8cm" svg:x2="7.1cm" svg:y2="10.9cm">
          <text:p/>
        </draw:line>
        <draw:line draw:style-name="gr2" draw:text-style-name="P2" draw:layer="layout" svg:x1="9.6cm" svg:y1="2.9cm" svg:x2="10.8cm" svg:y2="4.6cm">
          <text:p/>
        </draw:line>
        <draw:custom-shape draw:style-name="gr4" draw:text-style-name="P4" draw:layer="layout" svg:width="3.5cm" svg:height="3.5cm" svg:x="9.6cm" svg:y="4.8cm">
          <text:p text:style-name="P3"><text:span text:style-name="T2">Technisch-</text:span></text:p>
          <text:p text:style-name="P3"><text:span text:style-name="T2">ökomomische</text:span></text:p>
          <text:p text:style-name="P3"><text:span text:style-name="T2">Optionen</text:span></text:p>
          <text:p text:style-name="P3"><text:span text:style-name="T2">Energie-</text:span></text:p>
          <text:p text:style-name="P3"><text:span text:style-name="T2">bereitstell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cm" svg:height="2cm" svg:x="0.7cm" svg:y="4.9cm">
          <text:p text:style-name="P3"><text:span text:style-name="T2">Energie</text:span></text:p>
          <text:p text:style-name="P3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3cm" svg:height="2cm" svg:x="5.6cm" svg:y="5.4cm">
          <text:p text:style-name="P3"><text:span text:style-name="T2">Politische</text:span></text:p>
          <text:p text:style-name="P3"><text:span text:style-name="T2">Rahmenbe-</text:span></text:p>
          <text:p text:style-name="P3"><text:span text:style-name="T2">dingun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cm" svg:y1="7cm" svg:x2="4.7cm" svg:y2="10.9cm">
          <text:p/>
        </draw:line>
        <draw:line draw:style-name="gr2" draw:text-style-name="P2" draw:layer="layout" svg:x1="4.5cm" svg:y1="3cm" svg:x2="2.7cm" svg:y2="4.7cm">
          <text:p/>
        </draw:line>
        <draw:line draw:style-name="gr2" draw:text-style-name="P2" draw:layer="layout" svg:x1="11.9cm" svg:y1="8.6cm" svg:x2="10.4cm" svg:y2="10.8cm">
          <text:p/>
        </draw:line>
        <draw:line draw:style-name="gr2" draw:text-style-name="P2" draw:layer="layout" svg:x1="7cm" svg:y1="3.1cm" svg:x2="7cm" svg:y2="5.3cm">
          <text:p/>
        </draw:line>
        <draw:frame draw:style-name="gr7" draw:text-style-name="P2" draw:layer="layout" svg:width="10.2cm" svg:height="1.673cm" svg:x="2cm" svg:y="1.215cm">
          <draw:text-box>
            <text:p text:style-name="P3"><text:span text:style-name="T1">Gese</text:span><text:span text:style-name="T1">llsch</text:span><text:span text:style-name="T1">aftlic</text:span><text:span text:style-name="T1">he </text:span><text:span text:style-name="T1">Entwi</text:span><text:span text:style-name="T1">cklun</text:span><text:span text:style-name="T1">g</text:span></text:p>
            <text:p text:style-name="P3"><text:span text:style-name="T1">und </text:span><text:span text:style-name="T1">Tran</text:span><text:span text:style-name="T1">sfor</text:span><text:span text:style-name="T1">matio</text:span><text:span text:style-name="T1">n</text:span></text:p>
          </draw:text-box>
        </draw:frame>
        <draw:frame draw:style-name="gr8" draw:text-style-name="P5" draw:layer="layout" svg:width="3.7cm" svg:height="0.962cm" svg:x="1.5cm" svg:y="3.138cm">
          <draw:text-box>
            <text:p>Indikatoren</text:p>
          </draw:text-box>
        </draw:frame>
        <draw:frame draw:style-name="gr9" draw:text-style-name="P5" draw:layer="layout" svg:width="3.9cm" svg:height="1cm" svg:x="5.2cm" svg:y="3.6cm">
          <draw:text-box>
            <text:p>Zielstellung</text:p>
          </draw:text-box>
        </draw:frame>
        <draw:frame draw:style-name="gr9" draw:text-style-name="P5" draw:layer="layout" svg:width="3.9cm" svg:height="1cm" svg:x="8.9cm" svg:y="3cm">
          <draw:text-box>
            <text:p>Innovation</text:p>
          </draw:text-box>
        </draw:frame>
        <draw:line draw:style-name="gr2" draw:text-style-name="P2" draw:layer="layout" svg:x1="8.8cm" svg:y1="6.1cm" svg:x2="9.7cm" svg:y2="6.1cm">
          <text:p/>
        </draw:line>
      </draw:page>
      <draw:page draw:name="page2" draw:style-name="dp1" draw:master-page-name="Default">
        <draw:line draw:style-name="gr2" draw:text-style-name="P2" draw:layer="layout" svg:x1="5.4cm" svg:y1="6.1cm" svg:x2="4.5cm" svg:y2="6.1cm">
          <text:p/>
        </draw:line>
        <draw:custom-shape draw:style-name="gr3" draw:text-style-name="P1" draw:layer="layout" svg:width="9.4cm" svg:height="1.501cm" svg:x="2.2cm" svg:y="11.3cm">
          <text:p text:style-name="P3"><text:span text:style-name="T1">Energie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1cm" svg:y1="7.8cm" svg:x2="7.1cm" svg:y2="10.9cm">
          <text:p/>
        </draw:line>
        <draw:custom-shape draw:style-name="gr4" draw:text-style-name="P4" draw:layer="layout" svg:width="3.5cm" svg:height="3.5cm" svg:x="9.6cm" svg:y="4.8cm">
          <text:p text:style-name="P3"><text:span text:style-name="T2">Technisch-</text:span></text:p>
          <text:p text:style-name="P3"><text:span text:style-name="T2">ökomomische</text:span></text:p>
          <text:p text:style-name="P3"><text:span text:style-name="T2">Optionen</text:span></text:p>
          <text:p text:style-name="P3"><text:span text:style-name="T2">Energie-</text:span></text:p>
          <text:p text:style-name="P3"><text:span text:style-name="T2">bereitstell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cm" svg:height="2cm" svg:x="0.7cm" svg:y="4.9cm">
          <text:p text:style-name="P3"><text:span text:style-name="T2">Energie</text:span></text:p>
          <text:p text:style-name="P3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3cm" svg:height="2cm" svg:x="5.6cm" svg:y="5.4cm">
          <text:p text:style-name="P3"><text:span text:style-name="T2">Politische</text:span></text:p>
          <text:p text:style-name="P3"><text:span text:style-name="T2">Rahmenbe-</text:span></text:p>
          <text:p text:style-name="P3"><text:span text:style-name="T2">dingun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cm" svg:y1="7cm" svg:x2="4.7cm" svg:y2="10.9cm">
          <text:p/>
        </draw:line>
        <draw:line draw:style-name="gr2" draw:text-style-name="P2" draw:layer="layout" svg:x1="11.9cm" svg:y1="8.6cm" svg:x2="10.4cm" svg:y2="10.8cm">
          <text:p/>
        </draw:line>
        <draw:line draw:style-name="gr2" draw:text-style-name="P2" draw:layer="layout" svg:x1="8.8cm" svg:y1="6.1cm" svg:x2="9.7cm" svg:y2="6.1cm">
          <text:p/>
        </draw:line>
      </draw:page>
      <draw:page draw:name="page3" draw:style-name="dp1" draw:master-page-name="Default">
        <draw:custom-shape draw:style-name="gr1" draw:text-style-name="P1" draw:layer="layout" svg:width="12.6cm" svg:height="12.7cm" svg:x="0.7cm" svg:y="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9.4cm" svg:height="1.501cm" svg:x="2.2cm" svg:y="11.3cm">
          <text:p text:style-name="P6"><text:span text:style-name="T1">Energie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3.4cm" svg:height="1.9cm" svg:x="9.6cm" svg:y="7.5cm">
          <text:p text:style-name="P8"><text:span text:style-name="T3">Technologien</text:span></text:p>
          <text:p text:style-name="P8"><text:span text:style-name="T3">Energie-</text:span></text:p>
          <text:p text:style-name="P8"><text:span text:style-name="T3">bereitstell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8cm" svg:height="1.9cm" svg:x="1.2cm" svg:y="7.5cm">
          <text:p text:style-name="P8"><text:span text:style-name="T3">Energie</text:span></text:p>
          <text:p text:style-name="P8"><text:span text:style-name="T3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.3cm" svg:height="1.9cm" svg:x="5.2cm" svg:y="7.5cm">
          <text:p text:style-name="P8"><text:span text:style-name="T3">Politische</text:span></text:p>
          <text:p text:style-name="P8"><text:span text:style-name="T3">Rahmenbe-</text:span></text:p>
          <text:p text:style-name="P8"><text:span text:style-name="T3">dingun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10.2cm" svg:height="1.673cm" svg:x="2cm" svg:y="1.215cm">
          <draw:text-box>
            <text:p text:style-name="P6"><text:span text:style-name="T1">Gesellschaftliche Entwicklung</text:span></text:p>
            <text:p text:style-name="P6"><text:span text:style-name="T1">und Transformation</text:span></text:p>
          </draw:text-box>
        </draw:frame>
        <draw:frame draw:style-name="gr9" draw:text-style-name="P12" draw:layer="layout" svg:width="3.9cm" svg:height="1cm" svg:x="5.2cm" svg:y="3.6cm">
          <draw:text-box>
            <text:p text:style-name="P11"><text:span text:style-name="T4">Zielstellung</text:span></text:p>
          </draw:text-box>
        </draw:frame>
        <draw:frame draw:style-name="gr9" draw:text-style-name="P12" draw:layer="layout" svg:width="3.9cm" svg:height="1cm" svg:x="8.9cm" svg:y="3cm">
          <draw:text-box>
            <text:p text:style-name="P11"><text:span text:style-name="T4">Innovation</text:span></text:p>
          </draw:text-box>
        </draw:frame>
        <draw:line draw:style-name="gr13" draw:text-style-name="P3" draw:layer="layout" svg:x1="3.5cm" svg:y1="9.6cm" svg:x2="4.2cm" svg:y2="11cm">
          <text:p/>
        </draw:line>
        <draw:line draw:style-name="gr13" draw:text-style-name="P3" draw:layer="layout" svg:x1="6.9cm" svg:y1="9.6cm" svg:x2="6.9cm" svg:y2="11.1cm">
          <text:p/>
        </draw:line>
        <draw:line draw:style-name="gr13" draw:text-style-name="P3" draw:layer="layout" svg:x1="10.6cm" svg:y1="9.6cm" svg:x2="9.9cm" svg:y2="11.1cm">
          <text:p/>
        </draw:line>
        <draw:line draw:style-name="gr13" draw:text-style-name="P3" draw:layer="layout" svg:x1="8.6cm" svg:y1="8.5cm" svg:x2="9.5cm" svg:y2="8.5cm">
          <text:p/>
        </draw:line>
        <draw:line draw:style-name="gr13" draw:text-style-name="P3" draw:layer="layout" svg:x1="4.153cm" svg:y1="8.483cm" svg:x2="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09:17:23.131391386</meta:creation-date>
    <dc:date>2018-04-13T10:07:25.129833273</dc:date>
    <meta:editing-duration>PT1H50M7S</meta:editing-duration>
    <meta:editing-cycles>5</meta:editing-cycles>
    <meta:generator>LibreOffice/5.1.6.2$Linux_X86_64 LibreOffice_project/10m0$Build-2</meta:generator>
    <meta:document-statistic meta:object-count="39"/>
  </office:meta>
</office:document-meta>
</file>